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ffffff" draw:marker-start-width="0.276cm" draw:marker-end-width="0.276cm" draw:fill="solid" draw:fill-color="#ccdcee" draw:textarea-horizontal-align="left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2" style:family="graphic" style:parent-style-name="standard">
      <style:graphic-properties draw:stroke="solid" svg:stroke-width="0.051cm" svg:stroke-color="#ffffff" draw:marker-start-width="0.276cm" draw:marker-end-width="0.276cm" draw:fill="solid" draw:fill-color="#ccdcee" draw:textarea-horizontal-align="left" draw:textarea-vertical-align="middle" draw:auto-grow-height="false" fo:min-height="0cm" fo:min-width="0cm" fo:padding-top="0.254cm" fo:padding-bottom="0.15cm" fo:padding-left="0.275cm" fo:padding-right="0.275cm" fo:wrap-option="no-wrap"/>
    </style:style>
    <style:style style:name="gr3" style:family="graphic" style:parent-style-name="standard">
      <style:graphic-properties draw:stroke="none" svg:stroke-width="0cm" draw:fill="solid" draw:fill-color="#e6e6e6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width="0cm" draw:fill="solid" draw:fill-color="#87a6ca" draw:textarea-horizontal-align="center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stroke="none" svg:stroke-width="0cm" svg:stroke-color="#ffffff" draw:marker-start-width="0.352cm" draw:marker-end-width="0.352cm" draw:fill="solid" draw:fill-color="#6e91bd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cm" draw:fill="solid" draw:fill-color="#87a6ca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width="0cm" draw:fill="solid" draw:fill-color="#00cccc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0.703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family="'Futura Medium'" style:font-style-name="Regular" style:font-family-generic="swiss" style:font-pitch="variable" fo:font-size="15pt" fo:font-style="normal" fo:font-weight="normal" style:font-size-asian="18pt" style:font-size-complex="18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family="'Futura Medium'" style:font-style-name="Regular" style:font-family-generic="swiss" style:font-pitch="variable" fo:font-size="15pt" fo:font-style="normal" fo:font-weight="normal" style:font-size-asian="18pt" style:font-size-complex="18pt"/>
    </style:style>
    <style:style style:name="P5" style:family="paragraph">
      <style:paragraph-properties fo:margin-left="0cm" fo:margin-right="0cm" fo:text-align="center" fo:text-indent="0cm"/>
      <style:text-properties fo:color="#ffffff" fo:font-family="'Futura Medium'" style:font-style-name="Regular" style:font-family-generic="swiss" style:font-pitch="variable" fo:font-size="15pt" fo:font-style="normal" fo:font-weight="normal" style:font-size-asian="18pt" style:font-size-complex="18pt"/>
    </style:style>
    <style:style style:name="P6" style:family="paragraph">
      <style:paragraph-properties fo:margin-left="0cm" fo:margin-right="0cm" fo:text-align="center" fo:text-indent="0cm"/>
      <style:text-properties fo:font-family="'Futura Medium'" style:font-style-name="Regular" style:font-family-generic="swiss" style:font-pitch="variable" fo:font-size="18pt" fo:font-style="normal" fo:font-weight="normal" style:font-size-asian="18pt" style:font-size-complex="18pt"/>
    </style:style>
    <style:style style:name="T1" style:family="text">
      <style:text-properties fo:font-family="'Futura Medium'" style:font-style-name="Regular" style:font-family-generic="swiss" style:font-pitch="variable" fo:font-size="15pt" fo:font-style="normal" fo:font-weight="normal" style:font-size-asian="18pt" style:font-size-complex="18pt"/>
    </style:style>
    <style:style style:name="T2" style:family="text">
      <style:text-properties fo:color="#ffffff" fo:font-family="'Futura Medium'" style:font-style-name="Regular" style:font-family-generic="swiss" style:font-pitch="variable" fo:font-size="15pt" fo:font-style="normal" fo:font-weight="normal" style:font-size-asian="18pt" style:font-size-complex="18pt"/>
    </style:style>
    <style:style style:name="T3" style:family="text">
      <style:text-properties fo:font-family="'Futura Medium'" style:font-style-name="Regular" style:font-family-generic="swiss" style:font-pitch="variable" fo:font-size="18pt" fo:font-style="normal" fo:font-weight="normal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20.193cm" svg:height="2.667cm" svg:x="0.991cm" svg:y="16.231cm">
          <text:p text:style-name="P1"><text:span text:style-name="T1">Core</text:span><text:span text:style-name="T1"><text:line-break/></text:span><text:span text:style-name="T1">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0.193cm" svg:height="2.286cm" svg:x="0.991cm" svg:y="13.945cm">
          <text:p text:style-name="P1"><text:span text:style-name="T1">Extended </text:span><text:span text:style-name="T1"><text:line-break/></text:span><text:span text:style-name="T1">Central</text:span><text:span text:style-name="T1"><text:line-break/></text:span><text:span text:style-name="T1">Ser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0.193cm" svg:height="2.508cm" svg:x="0.991cm" svg:y="11.437cm">
          <text:p text:style-name="P1"><text:span text:style-name="T1">Access</text:span><text:span text:style-name="T1"><text:line-break/></text:span><text:span text:style-name="T1">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0.193cm" svg:height="1.613cm" svg:x="0.991cm" svg:y="9.792cm">
          <text:p text:style-name="P1"><text:span text:style-name="T1">Grid</text:span><text:span text:style-name="T1"><text:line-break/></text:span><text:span text:style-name="T1">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6.223cm" svg:height="0.953cm" svg:x="4.356cm" svg:y="10.135cm">
          <text:p text:style-name="P3"><text:span text:style-name="T1">GRI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9.779cm" svg:height="0.953cm" svg:x="10.833cm" svg:y="10.134cm">
          <text:p text:style-name="P3"><text:span text:style-name="T2">Storage Resource Manager (SRM)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795cm" svg:height="0.952cm" svg:x="9.817cm" svg:y="11.645cm">
          <text:p text:style-name="P3"><text:span text:style-name="T2">(gsi, kerberos) dCap 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08cm" svg:height="1.27cm" svg:x="4.419cm" svg:y="11.962cm">
          <text:p text:style-name="P3"><text:span text:style-name="T2">dCap Client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81cm" svg:height="0.953cm" svg:x="9.817cm" svg:y="12.777cm">
          <text:p text:style-name="P3"><text:span text:style-name="T2">http / https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668cm" svg:height="0.952cm" svg:x="13.944cm" svg:y="12.777cm">
          <text:p text:style-name="P3"><text:span text:style-name="T2">ftp server <text:s/>(gsi, kerberos)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08cm" svg:height="1.016cm" svg:x="4.42cm" svg:y="14.661cm">
          <text:p text:style-name="P3"><text:span text:style-name="T2">Resilient 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229cm" svg:height="1.016cm" svg:x="9.754cm" svg:y="14.661cm">
          <text:p text:style-name="P3"><text:span text:style-name="T2">HSM Flush 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445cm" svg:height="1.016cm" svg:x="16.231cm" svg:y="14.661cm">
          <text:p text:style-name="P3"><text:span text:style-name="T2">Prestage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988cm" svg:height="0.889cm" svg:x="4.512cm" svg:y="17.12cm">
          <text:p text:style-name="P3"><text:span text:style-name="T1">pnf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6.286cm" svg:height="0.889cm" svg:x="9.754cm" svg:y="17.628cm">
          <text:p text:style-name="P3"><text:span text:style-name="T1">Cell Packag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286cm" svg:height="0.889cm" svg:x="9.754cm" svg:y="16.612cm">
          <text:p text:style-name="P3"><text:span text:style-name="T2">dCache Cor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445cm" svg:height="0.889cm" svg:x="16.231cm" svg:y="16.993cm">
          <text:p text:style-name="P3"><text:span text:style-name="T2">HSM Adapter</text:span>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0.193cm" svg:height="1.081cm" svg:x="0.991cm" svg:y="8.611cm">
          <draw:text-box>
            <text:p text:style-name="P3"><text:span text:style-name="T3">dCache Module Topology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Futura Medium'" style:font-style-name="Regular" style:font-family-generic="swiss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680m18$Build-9161</meta:generator>
    <meta:initial-creator>Forrest Christian</meta:initial-creator>
    <meta:creation-date>2007-01-05T15:00:52</meta:creation-date>
    <dc:date>2007-09-10T16:48:19</dc:date>
    <dc:language>en-US</dc:language>
    <meta:editing-cycles>11</meta:editing-cycles>
    <meta:editing-duration>PT9H15M2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